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T8" style:parent-style-name="DefaultParagraphFont" style:family="text">
      <style:text-properties style:font-name-asian="Calibri" style:font-name-complex="Calibri"/>
    </style:style>
    <style:style style:name="T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3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3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3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3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3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3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3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3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3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3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4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4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42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Practical No : 16</text:span></text:p>
      <text:p text:style-name="Normal"><text:span text:style-name="T4"><text:s text:c="2"/></text:span><text:span text:style-name="T5">Title<text:s/></text:span><text:span text:style-name="T6"><text:s/></text:span><text:span text:style-name="T7">Develop a webpage for implementing Banner, Slideshow.</text:span></text:p>
      <text:p text:style-name="Normal"><text:span text:style-name="T8">___________________________________________________________________________</text:span></text:p>
      <text:p text:style-name="Normal"><text:span text:style-name="T9">&lt;!DOCTYPE html&gt;</text:span></text:p>
      <text:p text:style-name="Normal"><text:span text:style-name="T10">&lt;html&gt;</text:span></text:p>
      <text:p text:style-name="Normal"><text:span text:style-name="T11">&lt;title&gt;CSS Pracical 16 &lt;/title&gt;</text:span></text:p>
      <text:p text:style-name="Normal"/>
      <text:p text:style-name="Normal"><text:span text:style-name="T12">&lt;body&gt;</text:span></text:p>
      <text:p text:style-name="Normal"/>
      <text:p text:style-name="Normal"><text:span text:style-name="T13">&lt;h2 class="w3-center"&gt;Manual Slideshow&lt;/h2&gt;</text:span></text:p>
      <text:p text:style-name="Normal"/>
      <text:p text:style-name="Normal"><text:span text:style-name="T14">&lt;div class="w3-content w3-display-container"&gt;</text:span></text:p>
      <text:p text:style-name="Normal"><text:span text:style-name="T15"><text:s text:c="2"/>&lt;img class="mySlides" src="C:\Users\Great DSP\Desktop\INDIA.png" style="width:100% height=50%"&gt;</text:span></text:p>
      <text:p text:style-name="Normal"><text:span text:style-name="T16"><text:s text:c="2"/>&lt;img class="mySlides" src="C:\Users\Great DSP\Desktop\USA.png"<text:s/></text:span><text:span text:style-name="T17">style="width:100% height=50%" &gt;</text:span></text:p>
      <text:p text:style-name="Normal"/>
      <text:p text:style-name="Normal"><text:span text:style-name="T18"><text:s text:c="2"/>&lt;button class="w3-button w3-black w3-display-left" onclick="plusDivs(-1)"&gt;&amp;#10094;&lt;/button&gt;</text:span></text:p>
      <text:p text:style-name="Normal"><text:span text:style-name="T19"><text:s text:c="2"/>&lt;button class="w3-button w3-black w3-display-right" onclick="plusDivs(1)"&gt;&amp;#10095;&lt;/button&gt;</text:span></text:p>
      <text:p text:style-name="Normal"><text:span text:style-name="T20">&lt;/div&gt;</text:span></text:p>
      <text:p text:style-name="Normal"/>
      <text:p text:style-name="Normal"><text:span text:style-name="T21">&lt;script&gt;</text:span></text:p>
      <text:p text:style-name="Normal"><text:span text:style-name="T22">var slideIndex = 1</text:span><text:span text:style-name="T23">;</text:span></text:p>
      <text:p text:style-name="Normal"><text:span text:style-name="T24">showDivs(slideIndex);</text:span></text:p>
      <text:p text:style-name="Normal"/>
      <text:p text:style-name="Normal"><text:span text:style-name="T25">function plusDivs(n) {</text:span></text:p>
      <text:p text:style-name="Normal"><text:span text:style-name="T26"><text:s text:c="2"/>showDivs(slideIndex += n);</text:span></text:p>
      <text:p text:style-name="Normal"><text:span text:style-name="T27">}</text:span></text:p>
      <text:p text:style-name="Normal"/>
      <text:p text:style-name="Normal"><text:span text:style-name="T28">function showDivs(n) {</text:span></text:p>
      <text:p text:style-name="Normal"><text:span text:style-name="T29"><text:s text:c="2"/>var i;</text:span></text:p>
      <text:p text:style-name="Normal"><text:span text:style-name="T30"><text:s text:c="2"/>var x = document.getElementsByClassName("mySlides");</text:span></text:p>
      <text:p text:style-name="Normal"><text:span text:style-name="T31"><text:s text:c="2"/>if (n &gt;</text:span><text:span text:style-name="T32"><text:s/>x.length) {slideIndex = 1}</text:span></text:p>
      <text:p text:style-name="Normal"><text:span text:style-name="T33"><text:s text:c="2"/>if (n &lt; 1) {slideIndex = x.length}</text:span></text:p>
      <text:p text:style-name="Normal"><text:span text:style-name="T34"><text:s text:c="2"/>for (i = 0; i &lt; x.length; i++) {</text:span></text:p>
      <text:p text:style-name="Normal"><text:span text:style-name="T35"><text:s text:c="4"/>x[i].style.display = "none"; <text:s/></text:span></text:p>
      <text:p text:style-name="Normal"><text:span text:style-name="T36"><text:s text:c="2"/>}</text:span></text:p>
      <text:p text:style-name="Normal"><text:span text:style-name="T37"><text:s text:c="2"/>x[slideIndex-1].style.display = "block"; <text:s/></text:span></text:p>
      <text:p text:style-name="Normal"><text:span text:style-name="T38">}</text:span></text:p>
      <text:p text:style-name="Normal"><text:span text:style-name="T39">&lt;/script&gt;</text:span></text:p>
      <text:p text:style-name="Normal"/>
      <text:p text:style-name="Normal"><text:span text:style-name="T40">&lt;/body&gt;</text:span></text:p>
      <text:p text:style-name="Normal"><text:span text:style-name="T41">&lt;/html&gt;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42">------------------------------------</text:span><text:span text:style-name="T43">------ OUTPUT-------------------------------------------------</text:span></text:p>
      <text:p text:style-name="Normal"/>
      <text:p text:style-name="Normal"><draw:frame draw:z-index="251658240" draw:id="id0" draw:style-name="a0" draw:name="Picture 1" text:anchor-type="as-char" svg:x="0in" svg:y="0in" svg:width="5.58333in" svg:height="2.63194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><text:span text:style-name="T44">------------------------------------------------------------------------------------------------------------</text:span></text:p>
      <text:p text:style-name="Normal"/>
      <text:p text:style-name="Normal"><draw:frame draw:z-index="251658240" draw:id="id1" draw:style-name="a1" draw:name="Picture 2" text:anchor-type="as-char" svg:x="0in" svg:y="0in" svg:width="6.16667in" svg:height="2.59028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><text:span text:style-name="T45">----------------------------</text:span><text:span text:style-name="T46">--------------------------------------------------------------------</text:span></text:p>
      <text:p text:style-name="Normal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Windows User</dc:creator>
    <meta:creation-date>2020-11-27T03:52:00Z</meta:creation-date>
    <dc:date>2020-11-27T03:54:00Z</dc:date>
    <meta:template xlink:href="Normal" xlink:type="simple"/>
    <meta:editing-cycles>3</meta:editing-cycles>
    <meta:editing-duration>PT120S</meta:editing-duration>
    <meta:document-statistic meta:page-count="1" meta:paragraph-count="2" meta:word-count="222" meta:character-count="1488" meta:row-count="10" meta:non-whitespace-character-count="1268"/>
  </office:meta>
</office:document-meta>
</file>